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master-page-name="MP0">
      <style:paragraph-properties fo:text-align="justify" style:justify-single-word="false" style:page-number="auto" fo:break-before="page"/>
      <style:text-properties fo:language="es" fo:country="ES" officeooo:paragraph-rsid="000fb5cd"/>
    </style:style>
    <style:style style:name="P2" style:family="paragraph" style:parent-style-name="Standard">
      <style:paragraph-properties fo:text-align="justify" style:justify-single-word="false"/>
      <style:text-properties fo:language="es" fo:country="ES" officeooo:paragraph-rsid="000fb5cd"/>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margin-left="1.251cm" fo:margin-right="0cm" fo:text-align="justify" style:justify-single-word="false" fo:text-indent="-1.251cm" style:auto-text-indent="false">
        <style:tab-stops/>
      </style:paragraph-properties>
      <style:text-properties fo:language="es" fo:country="ES"/>
    </style:style>
    <style:style style:name="P5" style:family="paragraph" style:parent-style-name="Standard">
      <style:paragraph-properties fo:text-align="justify" style:justify-single-word="false"/>
      <style:text-properties fo:language="es" fo:country="ES" officeooo:paragraph-rsid="000e8530"/>
    </style:style>
    <style:style style:name="P6" style:family="paragraph" style:parent-style-name="Standard">
      <style:paragraph-properties fo:text-align="justify" style:justify-single-word="false"/>
    </style:style>
    <style:style style:name="T1" style:family="text">
      <style:text-properties fo:language="es" fo:country="ES"/>
    </style:style>
    <style:style style:name="T2" style:family="text">
      <style:text-properties fo:language="es" fo:country="ES" officeooo:rsid="000fb5cd"/>
    </style:style>
    <style:style style:name="T3" style:family="text">
      <style:text-properties officeooo:rsid="000fb5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ualmente, estoy matriculado en mi último curso del grado de Matemáticas en la Universidad Autónoma de Barcelona. Desde hace ya bastantes años me apasionan las matemáticas aplicadas y, en particular, los sistemas dinámicos y el análisis numérico. Ésta es una de las principales razones por las que he solicitado realizar el máster en las universidades de Bonn, París o Lyon. Mi perspectiva futura es, una vez terminado el máster, seguir mis estudios haciendo un doctorado en una universidad de los Estados Unidos, que es donde existe una óptima relación entre universidad, investigación y empresa.</text:p>
      <text:p text:style-name="P3"/>
      <text:p text:style-name="P3">Hay dos razones principales para aplicar a uno de estos másteres anteriormente indicados.</text:p>
      <text:p text:style-name="P3"/>
      <text:p text:style-name="P3">En primer lugar, me gustaría expresar que la aplicación de la Matemática a la física y la ingeniería me parece algo realmente atractivo. Mis estudios universitarios actuales me han otorgado los conocimientos necesarios para familiarizarme con los conceptos de análisis y la teoría de ecuaciones diferenciales. Asignaturas como Ecuaciones Diferenciales, Modelización, Métodos Numéricos y todos los cursos de Análisis Matemático me han brindado las herramientas para comprender adecuadamente cómo tratar problemas complejos aplicados en muchas ramas de la ciencia. Es por este motivo que he seleccionado, entre muchos, másteres en cuyo un programa consta una gran cantidad de materias aplicadas.</text:p>
      <text:p text:style-name="P3"/>
      <text:p text:style-name="P6"><text:span text:style-name="Fuente_20_de_20_párrafo_20_predeter."><text:span text:style-name="T1">En segundo lugar, solicitar plaza para universidades tan destacadas y con profesores tan prestigiosos y condecorados </text:span></text:span><text:span text:style-name="Fuente_20_de_20_párrafo_20_predeter."><text:span text:style-name="T2">(incluyendo varios medallistas Fields) </text:span></text:span><text:span text:style-name="Fuente_20_de_20_párrafo_20_predeter."><text:span text:style-name="T1">es realmente un honor. Por otra parte, considero que la experiencia que uno obtiene al vivir y estudiar en el extranjero es muy enriquecedora a nivel personal, lo que me motiva en mayor medida a cambiar mi residencia a una ciudad europea por un cierto tiempo. </text:span></text:span></text:p>
      <text:p text:style-name="P3"/>
      <text:p text:style-name="P3">En cuanto a mi desempeño en Matemáticas, me gustaría mencionar la excelente trayectoria de mi paso por la universidad y que incluso he ido mejorando con el trascurrir de los años, <text:span text:style-name="T3">llegando a conseguir un total de 14 matrículas de honor</text:span>. Esto se debe a varias razones. En primer lugar, me considero una persona muy trabajadora, así como alta y sanamente competitiva en todos los aspectos. Estas competencias me han ayudado a ser mejor en muchos aspectos de mi vida, especialmente en Matemáticas donde el hecho de tener compañeros brillantes me ha estimulado a mejorar en muchas materias. Por otro lado, la participación anual en diversas competiciones de Matemáticas y Física muy reconocidas <text:span text:style-name="T3">y la asistencia en otras assignaturas como oyente </text:span>demuestra mi pasión absoluta por estas materias. </text:p>
      <text:p text:style-name="P3"/>
      <text:p text:style-name="P3">En definitiva, mi currículo universitario me coloca en una extraordinaria posición para cursar estudios de postgrado en el extranjero. De momento ya me han notificado la aceptación en la universidad de Bonn. El otorgamiento de la beca Rafael del Pino culminaría mi sueño de proseguir ampliando mis conocimientos de Matemáticas en una de estas universidades tan prestigiosas.</text:p>
      <text:p text:style-name="P3"/>
      <text:p text:style-name="P3">Muchas gracias por considerar mi solicitud.</text:p>
      <text:p text:style-name="P3"/>
      <text:p text:style-name="P3"/>
      <text:p text:style-name="P3"/>
      <text:p text:style-name="P3"/>
      <text:p text:style-name="P3"/>
      <text:p text:style-name="P3"/>
      <text:p text:style-name="P3"/>
      <text:p text:style-name="P5"/>
      <text:p text:style-name="P3"/>
      <text:p text:style-name="P3"/>
      <text:p text:style-name="P3"/>
      <text:p text:style-name="P3"><text:soft-page-break/></text:p>
      <text:p text:style-name="P3"/>
      <text:p text:style-name="P3">Me considero una persona muy trabajadora. De hecho cuando comencé la carrera de Matemáticas me di cuenta que era el momento de demostrar todo aquello que podía hacer. </text:p>
      <text:p text:style-name="P2">Mi paso por la universidad ha sido brillante desde el inicio e incluso ha ido mejorando constantemente con el trascurrir de los semestres: <text:span text:style-name="T3">obteniendo desde una</text:span> calificación media en el primer año de 8,71 (<text:span text:style-name="T3">con 2 matrículas de honor</text:span>) <text:span text:style-name="T3">hasta </text:span>una nota media de 9,73 en el tercer curso <text:span text:style-name="T3">(con 6 matrículas de honor), pasando por un 9,30 en el segundo año (con 6 matrículas de honor)</text:span>. </text:p>
      <text:p text:style-name="P2">Por otra parte, me encanta ayudar a compañeros y otros estudiantes que tienen dificultades para comprender correctamente un concepto enseñado en clase que no ha quedado claro. Por eso, suelo pasar bastantes horas a la semana discutiendo problemas con mis compañeros de clase. Y sinceramente, considero que esta actividad me ha enriquecido mucho a nivel personal y social.</text:p>
      <text:p text:style-name="P3">Relacionado con esto, indicar que he impartido clases particulares en el pasado a chicos y chicas de secundaria y bachillerato. Esta actividad me ayudó a adquirir habilidades como la empatía, la paciencia o la capacidad didáctica, que me podrán ser muy útiles en un posible futuro puesto de trabajo como profesor en alguna universidad.</text:p>
      <text:p text:style-name="P4">Por último pero no menos importante, otro aspecto que me caracteriza es la constancia y determinación en la consecución de metas que me planteo sin importar cuán difícil <text:span text:style-name="T3">y</text:span> cuánto esfuerzo pueda significar para mí.</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meta:creation-date>2023-01-30T19:06:00Z</meta:creation-date>
    <dc:date>2023-01-31T11:36:00.769863556</dc:date>
    <meta:editing-cycles>5</meta:editing-cycles>
    <meta:editing-duration>PT2H17M16S</meta:editing-duration>
    <meta:document-statistic meta:table-count="0" meta:image-count="0" meta:object-count="0" meta:page-count="2" meta:paragraph-count="12" meta:word-count="706" meta:character-count="4466" meta:non-whitespace-character-count="3768"/>
    <meta:template xlink:type="simple" xlink:actuate="onRequest" xlink:title="" xlink:href="Normal.dotm"/>
  </office:meta>
</office:document-meta>
</file>